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cae9"/>
    </style:style>
    <style:style style:name="P2" style:family="paragraph" style:parent-style-name="Standard">
      <style:text-properties officeooo:rsid="0006cae9" officeooo:paragraph-rsid="0006cae9"/>
    </style:style>
    <style:style style:name="P3" style:family="paragraph" style:parent-style-name="Standard">
      <style:text-properties officeooo:rsid="0006cae9" officeooo:paragraph-rsid="0006cae9"/>
    </style:style>
    <style:style style:name="P4" style:family="paragraph" style:parent-style-name="Standard">
      <style:text-properties officeooo:rsid="0006cae9" officeooo:paragraph-rsid="0008a422"/>
    </style:style>
    <style:style style:name="P5" style:family="paragraph" style:parent-style-name="Standard">
      <style:text-properties officeooo:rsid="0008a422" officeooo:paragraph-rsid="0008a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report must generate with the given option but I can see the system only generates report for day but cant generate for country and platform and devices. Please fix this as well.</text:p>
      <text:p text:style-name="P1"/>
      <text:p text:style-name="P2">This is displayed once there are views</text:p>
      <text:p text:style-name="P2"/>
      <text:p text:style-name="P2"/>
      <text:p text:style-name="P2">There is already an option to modify payment methods throught the admin panel. Its in manage payment options where current option can be removed to create new</text:p>
      <text:p text:style-name="P2"/>
      <text:p text:style-name="P2"/>
      <text:p text:style-name="P2"/>
      <text:p text:style-name="P4">When the advertiser is setting up the campaign on popunder or banner links, there should be a button to choose for whether the content that the advertiser wants to promote is Adult or Non Adult content<text:line-break/><text:line-break/>There should be a button called content<text:line-break/>with 2 options to choose from <text:line-break/>Adult content<text:line-break/>Non-adult Content<text:line-break/>This function will allow us to send the right traffic that is adult traffic for adult content and only mainstream traffics for non adult content.</text:p>
      <text:p text:style-name="P4"/>
      <text:p text:style-name="P5">Isn’t it better to manage adult and non adult content by using categories? Admin adds and category called “adul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1:48:35.782081895</meta:creation-date>
    <dc:date>2020-06-07T12:21:39.115003277</dc:date>
    <meta:editing-duration>PT2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64" meta:character-count="943" meta:non-whitespace-character-count="782"/>
  </office:meta>
</office:document-meta>
</file>